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Verdana"/>
    </style:style>
    <style:style style:name="P2" style:family="paragraph" style:parent-style-name="Standard">
      <style:paragraph-properties fo:line-height="150%" fo:text-align="end" style:justify-single-word="false"/>
      <style:text-properties style:font-name="Verdana"/>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i Perheentupa: Tietokantojen harjoitustyö, kesä 2013</text:p>
      <text:p text:style-name="P1"/>
      <text:p text:style-name="P1"><text:span text:style-name="T1">Kaksikielinen sanakirja</text:span></text:p>
      <text:p text:style-name="P1"/>
      <text:p text:style-name="P1">Järjestelmän on tarkoitus toimia kaksikielisenä sanakirjana, josta käyttäjä voi hakea sanoja ja niiden määritelmiä sekä käännöksiä toiselle kielelle. Näiden lisäksi voidaan hakea sanojen synonyymejä ja antonyymejä samassa kielessä. Toimintoja voi käyttää kuka tahansa, mutta lisäksi järjestelmää voi käyttää pääkäyttäjänä, jolloin tietokannan sanoja ja niiden välisiä yhteyksiä voi muokata esim. lisäämällä uusia sanoja tai uusia käännöksiä jo olemassaoleville sanoille. Näitä toimintoja varten järjestelmään on kirjauduttava sen tunnistamilla käyttäjänimellä ja salasanalla.</text:p>
      <text:p text:style-name="P1"/>
      <text:p text:style-name="P1">Kukin sana tuntee kielensä, määritelmänsä, sanaluokkansa, sekä sanan itsensä. Niiden väliset yhteydet (käännös, synonyymi, antonyymi) on talletettu omiin tauluihinsa, sillä yhdellä sanalla voi olla useampi käännös tai joissain tapauksissa ei yhtään käännöstä. Sama pätee sekä synonyymeihin että antonyymeihin. </text:p>
      <text:p text:style-name="P1"/>
      <text:p text:style-name="P1">Järjestelmä on toteutettu php-kielellä, ja sitä käytetään internet-selaimesta käsin. Käyttöjärjestelmä on toteutettu nettisivui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 Perheentupa</meta:initial-creator>
    <meta:creation-date>2013-06-11T12:23:29</meta:creation-date>
    <dc:date>2013-06-11T12:40:53</dc:date>
    <dc:creator>Anni Perheentupa</dc:creator>
    <meta:editing-duration>PT2M14S</meta:editing-duration>
    <meta:editing-cycles>1</meta:editing-cycles>
    <meta:document-statistic meta:table-count="0" meta:image-count="0" meta:object-count="0" meta:page-count="1" meta:paragraph-count="5" meta:word-count="128" meta:character-count="1094" meta:non-whitespace-character-count="1094"/>
    <meta:generator>LibreOffice/3.5$Linux_X86_64 LibreOffice_project/350m1$Build-2</meta:generator>
  </office:meta>
</office:document-meta>
</file>